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8edf" officeooo:paragraph-rsid="001b8edf"/>
    </style:style>
    <style:style style:name="P2" style:family="paragraph" style:parent-style-name="Standard">
      <style:text-properties fo:font-weight="bold" officeooo:rsid="001b8edf" officeooo:paragraph-rsid="001b8edf" style:font-weight-asian="bold" style:font-weight-complex="bold"/>
    </style:style>
    <style:style style:name="P3" style:family="paragraph" style:parent-style-name="Standard">
      <style:text-properties fo:font-weight="bold" officeooo:rsid="001c9332" officeooo:paragraph-rsid="001c9332" style:font-weight-asian="bold" style:font-weight-complex="bold"/>
    </style:style>
    <style:style style:name="P4" style:family="paragraph" style:parent-style-name="Standard">
      <style:text-properties fo:font-weight="bold" officeooo:rsid="001cd504" officeooo:paragraph-rsid="001cd504" style:font-weight-asian="bold" style:font-weight-complex="bold"/>
    </style:style>
    <style:style style:name="P5" style:family="paragraph" style:parent-style-name="Standard">
      <style:text-properties fo:font-weight="normal" officeooo:rsid="001b8edf" officeooo:paragraph-rsid="001b8edf" style:font-weight-asian="normal" style:font-weight-complex="normal"/>
    </style:style>
    <style:style style:name="P6" style:family="paragraph" style:parent-style-name="Standard">
      <style:text-properties fo:font-weight="normal" officeooo:rsid="001c9332" officeooo:paragraph-rsid="001c9332" style:font-weight-asian="normal" style:font-weight-complex="normal"/>
    </style:style>
    <style:style style:name="P7" style:family="paragraph" style:parent-style-name="Standard">
      <style:text-properties fo:font-weight="normal" officeooo:rsid="001cd504" officeooo:paragraph-rsid="001cd504" style:font-weight-asian="normal" style:font-weight-complex="normal"/>
    </style:style>
    <style:style style:name="P8" style:family="paragraph" style:parent-style-name="Standard" style:list-style-name="L1">
      <style:text-properties fo:font-weight="normal" officeooo:rsid="001b8edf" officeooo:paragraph-rsid="001b8edf" style:font-weight-asian="normal" style:font-weight-complex="normal"/>
    </style:style>
    <style:style style:name="P9" style:family="paragraph" style:parent-style-name="Standard" style:list-style-name="L2">
      <style:text-properties fo:font-weight="normal" officeooo:rsid="001b8edf" officeooo:paragraph-rsid="001b8edf" style:font-weight-asian="normal" style:font-weight-complex="normal"/>
    </style:style>
    <style:style style:name="P10" style:family="paragraph" style:parent-style-name="Standard">
      <style:text-properties fo:font-weight="normal" officeooo:rsid="001cd504" officeooo:paragraph-rsid="001cd504" style:font-weight-asian="normal" style:font-weight-complex="normal"/>
    </style:style>
    <style:style style:name="P11" style:family="paragraph" style:parent-style-name="Standard">
      <style:text-properties fo:font-weight="normal" officeooo:rsid="001ff09f" officeooo:paragraph-rsid="001ff09f" style:font-weight-asian="normal" style:font-weight-complex="normal"/>
    </style:style>
    <style:style style:name="P12" style:family="paragraph" style:parent-style-name="Standard">
      <style:text-properties fo:font-weight="bold" officeooo:rsid="001ff09f" officeooo:paragraph-rsid="001ff09f"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ache Oozie</text:p>
      <text:p text:style-name="P1"/>
      <text:p text:style-name="P2">Oozie jobs</text:p>
      <text:p text:style-name="P2"/>
      <text:list xml:id="list4080617765045520135" text:style-name="L1">
        <text:list-item>
          <text:p text:style-name="P8">Oozie Workflow jobs are Directed Acyclical Graphs (DAGs), specifying a sequence of actions to execute. The Workflow job has to wait </text:p>
        </text:list-item>
        <text:list-item>
          <text:p text:style-name="P8">Oozie Coordinator jobs are recurrent Oozie Workflow jobs that are triggered by time and data availability. </text:p>
        </text:list-item>
        <text:list-item>
          <text:p text:style-name="P8">Oozie Bundle provides a way to package multiple coordinator and workflow jobs and to manage the lifecycle of those jobs </text:p>
        </text:list-item>
      </text:list>
      <text:p text:style-name="P5"/>
      <text:p text:style-name="P2">Workflow definition</text:p>
      <text:p text:style-name="P2"/>
      <text:p text:style-name="P5"><text:tab/>A workflow definition is a DAG with control flow nodes (start, end, decision, fork, join, kill) or action nodes (map-reduce, pig, etc.), nodes are connected by transitions arrows. </text:p>
      <text:p text:style-name="P5">The workflow definition language is XML based and it is called hPDL (Hadoop Process Definition Language).</text:p>
      <text:p text:style-name="P5"/>
      <text:p text:style-name="P2">Workflow nodes:</text:p>
      <text:p text:style-name="P5"/>
      <text:p text:style-name="P5">Workflow nodes are classified in control flow nodes and action nodes: </text:p>
      <text:p text:style-name="P5"/>
      <text:list xml:id="list1414846528613837041" text:style-name="L2">
        <text:list-item>
          <text:p text:style-name="P9">Control flow nodes: nodes that control the start and end of the workflow and workflow job execution path. </text:p>
        </text:list-item>
        <text:list-item>
          <text:p text:style-name="P9">Action nodes: nodes that trigger the execution of a computation/processing task. </text:p>
        </text:list-item>
      </text:list>
      <text:p text:style-name="P5"/>
      <text:p text:style-name="P3"><text:s/>Control Flow Nodes</text:p>
      <text:p text:style-name="P3"/>
      <text:p text:style-name="P6">Control flow nodes define the beginning and the end of a workflow (the start , end and kill nodes) and provide a mechanism to control the workflow execution path (the decision , fork and join nodes).</text:p>
      <text:p text:style-name="P6"/>
      <text:p text:style-name="P6"><text:s/><text:span text:style-name="T1">Start Control Node</text:span></text:p>
      <text:p text:style-name="P6"/>
      <text:p text:style-name="P6">The start node is the entry point for a workflow job, it indicates the first workflow node the workflow job must transition to.</text:p>
      <text:p text:style-name="P6">When a workflow is started, it automatically transitions to the node specified in the start .</text:p>
      <text:p text:style-name="P6">A workflow definition must have one start node.</text:p>
      <text:p text:style-name="P6"/>
      <text:p text:style-name="P3">Syntax</text:p>
      <text:p text:style-name="P3"/>
      <text:p text:style-name="P6">&lt;workflow-app name="[WF-DEF-NAME]" xmlns="uri:oozie:workflow:0.1"&gt;</text:p>
      <text:p text:style-name="P6"><text:s text:c="2"/>...</text:p>
      <text:p text:style-name="P6"><text:s text:c="2"/>&lt;start to="[NODE-NAME]"/&gt;</text:p>
      <text:p text:style-name="P6"><text:s text:c="2"/>...</text:p>
      <text:p text:style-name="P6">&lt;/workflow-app&gt;</text:p>
      <text:p text:style-name="P6"/>
      <text:p text:style-name="P3">Example</text:p>
      <text:p text:style-name="P3"/>
      <text:p text:style-name="P6">&lt;workflow-app name="foo-wf" xmlns="uri:oozie:workflow:0.1"&gt;</text:p>
      <text:p text:style-name="P6"><text:s text:c="4"/>...</text:p>
      <text:p text:style-name="P6"><text:s text:c="4"/>&lt;start to="firstHadoopJob"/&gt;</text:p>
      <text:p text:style-name="P6"><text:soft-page-break/><text:s text:c="4"/>...</text:p>
      <text:p text:style-name="P6">&lt;/workflow-app&gt;</text:p>
      <text:p text:style-name="P6"/>
      <text:p text:style-name="P6"/>
      <text:p text:style-name="P3">End Control Node</text:p>
      <text:p text:style-name="P6"/>
      <text:p text:style-name="P6">The end node is the end for a workflow job, it indicates that the workflow job has completed successfully.</text:p>
      <text:p text:style-name="P6"/>
      <text:p text:style-name="P6">When a workflow job reaches the end it finishes successfully (SUCCEEDED).</text:p>
      <text:p text:style-name="P6"/>
      <text:p text:style-name="P6">If one or more actions started by the workflow job are executing when the end node is reached, the actions will be killed. In this scenario the workflow job is still considered as successfully run.</text:p>
      <text:p text:style-name="P6"/>
      <text:p text:style-name="P6">A workflow definition must have one end node.</text:p>
      <text:p text:style-name="P6"/>
      <text:p text:style-name="P3">Syntax:</text:p>
      <text:p text:style-name="P3"/>
      <text:p text:style-name="P6">&lt;workflow-app name="[WF-DEF-NAME]" xmlns="uri:oozie:workflow:0.1"&gt;</text:p>
      <text:p text:style-name="P6"><text:s text:c="4"/>...</text:p>
      <text:p text:style-name="P6"><text:s text:c="4"/>&lt;end name="[NODE-NAME]"/&gt;</text:p>
      <text:p text:style-name="P6"><text:s text:c="4"/>...</text:p>
      <text:p text:style-name="P6">&lt;/workflow-app&gt;</text:p>
      <text:p text:style-name="P6">The name attribute is the name of the transition to do to end the workflow job.</text:p>
      <text:p text:style-name="P6"/>
      <text:p text:style-name="P3">Example:</text:p>
      <text:p text:style-name="P3"/>
      <text:p text:style-name="P6">&lt;workflow-app name="foo-wf" xmlns="uri:oozie:workflow:0.1"&gt;</text:p>
      <text:p text:style-name="P6"><text:s text:c="4"/>...</text:p>
      <text:p text:style-name="P6"><text:s text:c="4"/>&lt;end name="end"/&gt;</text:p>
      <text:p text:style-name="P6">&lt;/workflow-app&gt;</text:p>
      <text:p text:style-name="P6"/>
      <text:p text:style-name="P6"/>
      <text:p text:style-name="P4">Kill Control Node</text:p>
      <text:p text:style-name="P7"/>
      <text:p text:style-name="P7">The kill node allows a workflow job to kill itself.</text:p>
      <text:p text:style-name="P7">When a workflow job reaches the kill it finishes in error (KILLED).</text:p>
      <text:p text:style-name="P7"/>
      <text:p text:style-name="P7">If one or more actions started by the workflow job are executing when the kill node is reached, the actions will be killed.</text:p>
      <text:p text:style-name="P7">A workflow definition may have zero or more kill nodes.</text:p>
      <text:p text:style-name="P7"/>
      <text:p text:style-name="P4">Syntax:</text:p>
      <text:p text:style-name="P7"/>
      <text:p text:style-name="P7">&lt;workflow-app name="[WF-DEF-NAME]" xmlns="uri:oozie:workflow:0.1"&gt;</text:p>
      <text:p text:style-name="P7"><text:s text:c="4"/>...</text:p>
      <text:p text:style-name="P7"><text:s text:c="4"/>&lt;kill name="[NODE-NAME]"&gt;</text:p>
      <text:p text:style-name="P7"><text:s text:c="8"/>&lt;message&gt;[MESSAGE-TO-LOG]&lt;/message&gt;</text:p>
      <text:p text:style-name="P7"><text:s text:c="4"/>&lt;/kill&gt;</text:p>
      <text:p text:style-name="P7"><text:s text:c="4"/>...</text:p>
      <text:p text:style-name="P7">&lt;/workflow-app&gt;</text:p>
      <text:p text:style-name="P7"/>
      <text:p text:style-name="P4"><text:soft-page-break/>Example</text:p>
      <text:p text:style-name="P4"/>
      <text:p text:style-name="P7">&lt;workflow-app name="foo-wf" xmlns="uri:oozie:workflow:0.1"&gt;</text:p>
      <text:p text:style-name="P7"><text:s text:c="4"/>...</text:p>
      <text:p text:style-name="P7"><text:s text:c="4"/>&lt;kill name="killBecauseNoInput"&gt;</text:p>
      <text:p text:style-name="P7"><text:s text:c="8"/>&lt;message&gt;Input unavailable&lt;/message&gt;</text:p>
      <text:p text:style-name="P7"><text:s text:c="4"/>&lt;/kill&gt;</text:p>
      <text:p text:style-name="P7"><text:s text:c="4"/>...</text:p>
      <text:p text:style-name="P7">&lt;/workflow-app&gt;</text:p>
      <text:p text:style-name="P7"/>
      <text:p text:style-name="P12">Decision Control Node</text:p>
      <text:p text:style-name="P12"/>
      <text:p text:style-name="P11"><text:s/>decision node enables a workflow to make a selection on the execution path to follow.</text:p>
      <text:p text:style-name="P11"/>
      <text:p text:style-name="P11">The behavior of a decision node can be seen as a switch-case statement.</text:p>
      <text:p text:style-name="P11"/>
      <text:p text:style-name="P11">A decision node consists of a list of predicates-transition pairs plus a default transition. Predicates are evaluated in order or appearance until one of them evaluates to true and the corresponding transition is taken. If none of the predicates evaluates to true the default transition is taken.</text:p>
      <text:p text:style-name="P11"/>
      <text:p text:style-name="P11">Predicates are JSP Expression Language (EL) expressions (refer to section 4.2 of this document) that resolve into a boolean value, true or false . For example:</text:p>
      <text:p text:style-name="P11"/>
      <text:p text:style-name="P11"><text:s text:c="4"/>${fs:fileSize('/usr/foo/myinputdir') gt 10 * GB}</text:p>
      <text:p text:style-name="P7"/>
      <text:p text:style-name="P12">Syntax</text:p>
      <text:p text:style-name="P7"/>
      <text:p text:style-name="P11">&lt;workflow-app name="[WF-DEF-NAME]" xmlns="uri:oozie:workflow:0.1"&gt;</text:p>
      <text:p text:style-name="P11"><text:s text:c="4"/>...</text:p>
      <text:p text:style-name="P11"><text:s text:c="4"/>&lt;decision name="[NODE-NAME]"&gt;</text:p>
      <text:p text:style-name="P11"><text:s text:c="8"/>&lt;switch&gt;</text:p>
      <text:p text:style-name="P11"><text:s text:c="12"/>&lt;case to="[NODE_NAME]"&gt;[PREDICATE]&lt;/case&gt;</text:p>
      <text:p text:style-name="P11"><text:s text:c="12"/>...</text:p>
      <text:p text:style-name="P11"><text:s text:c="12"/>&lt;case to="[NODE_NAME]"&gt;[PREDICATE]&lt;/case&gt;</text:p>
      <text:p text:style-name="P11"><text:s text:c="12"/>&lt;default to="[NODE_NAME]"/&gt;</text:p>
      <text:p text:style-name="P11"><text:s text:c="8"/>&lt;/switch&gt;</text:p>
      <text:p text:style-name="P11"><text:s text:c="4"/>&lt;/decision&gt;</text:p>
      <text:p text:style-name="P11"><text:s text:c="4"/>...</text:p>
      <text:p text:style-name="P11">&lt;/workflow-app&gt;</text:p>
      <text:p text:style-name="P11">The name attribute in the decision node is the name of the decision node.</text:p>
      <text:p text:style-name="P11"/>
      <text:p text:style-name="P11">Each case elements contains a predicate an a transition name. The predicate ELs are evaluated in order until one returns true and the corresponding transition is taken.</text:p>
      <text:p text:style-name="P11"/>
      <text:p text:style-name="P11">The default element indicates the transition to take if none of the predicates evaluates to true .</text:p>
      <text:p text:style-name="P11"/>
      <text:p text:style-name="P11">All decision nodes must have a default element to avoid bringing the workflow into an error state if none of the predicates evaluates to true.</text:p>
      <text:p text:style-name="P11"/>
      <text:p text:style-name="P11"/>
      <text:p text:style-name="P11"/>
      <text:p text:style-name="P11"/>
      <text:p text:style-name="P12"><text:soft-page-break/>Example:</text:p>
      <text:p text:style-name="P11"/>
      <text:p text:style-name="P11">&lt;workflow-app name="foo-wf" xmlns="uri:oozie:workflow:0.1"&gt;</text:p>
      <text:p text:style-name="P11"><text:s text:c="4"/>...</text:p>
      <text:p text:style-name="P11"><text:s text:c="4"/>&lt;decision name="mydecision"&gt;</text:p>
      <text:p text:style-name="P11"><text:s text:c="8"/>&lt;switch&gt;</text:p>
      <text:p text:style-name="P11"><text:s text:c="12"/>&lt;case to="reconsolidatejob"&gt;</text:p>
      <text:p text:style-name="P11"><text:s text:c="14"/>${fs:fileSize(secondjobOutputDir) gt 10 * GB}</text:p>
      <text:p text:style-name="P11"><text:s text:c="12"/>&lt;/case&gt;</text:p>
      <text:p text:style-name="P11"><text:s text:c="12"/>&lt;case to="rexpandjob"&gt;</text:p>
      <text:p text:style-name="P11"><text:s text:c="14"/>${fs:filSize(secondjobOutputDir) lt 100 * MB}</text:p>
      <text:p text:style-name="P11"><text:s text:c="12"/>&lt;/case&gt;</text:p>
      <text:p text:style-name="P11"><text:s text:c="12"/>&lt;case to="recomputejob"&gt;</text:p>
      <text:p text:style-name="P11"><text:s text:c="14"/>${ hadoop:counters('secondjob')[RECORDS][REDUCE_OUT] lt 1000000 }</text:p>
      <text:p text:style-name="P11"><text:s text:c="12"/>&lt;/case&gt;</text:p>
      <text:p text:style-name="P11"><text:s text:c="12"/>&lt;default to="end"/&gt;</text:p>
      <text:p text:style-name="P11"><text:s text:c="8"/>&lt;/switch&gt;</text:p>
      <text:p text:style-name="P11"><text:s text:c="4"/>&lt;/decision&gt;</text:p>
      <text:p text:style-name="P11"><text:s text:c="4"/>...</text:p>
      <text:p text:style-name="P11">&lt;/workflow-app&gt;</text:p>
      <text:p text:style-name="P7"/>
      <text:p text:style-name="P7"/>
      <text:p text:style-name="P12"><text:s/>Fork and Join Control Nodes</text:p>
      <text:p text:style-name="P12"/>
      <text:p text:style-name="P11">A fork node splits one path of execution into multiple concurrent paths of execution.</text:p>
      <text:p text:style-name="P11"/>
      <text:p text:style-name="P11">A join node waits until every concurrent execution path of a previous fork node arrives to it.</text:p>
      <text:p text:style-name="P11"/>
      <text:p text:style-name="P11">The fork and join nodes must be used in pairs. The join node assumes concurrent execution paths are children of the same fork node.</text:p>
      <text:p text:style-name="P11"/>
      <text:p text:style-name="P12">Syntax:</text:p>
      <text:p text:style-name="P11"/>
      <text:p text:style-name="P11">&lt;workflow-app name="[WF-DEF-NAME]" xmlns="uri:oozie:workflow:0.1"&gt;</text:p>
      <text:p text:style-name="P11"><text:s text:c="4"/>...</text:p>
      <text:p text:style-name="P11"><text:s text:c="4"/>&lt;fork name="[FORK-NODE-NAME]"&gt;</text:p>
      <text:p text:style-name="P11"><text:s text:c="8"/>&lt;path start="[NODE-NAME]" /&gt;</text:p>
      <text:p text:style-name="P11"><text:s text:c="8"/>...</text:p>
      <text:p text:style-name="P11"><text:s text:c="8"/>&lt;path start="[NODE-NAME]" /&gt;</text:p>
      <text:p text:style-name="P11"><text:s text:c="4"/>&lt;/fork&gt;</text:p>
      <text:p text:style-name="P11"><text:s text:c="4"/>...</text:p>
      <text:p text:style-name="P11"><text:s text:c="4"/>&lt;join name="[JOIN-NODE-NAME]" to="[NODE-NAME]" /&gt;</text:p>
      <text:p text:style-name="P11"><text:s text:c="4"/>...</text:p>
      <text:p text:style-name="P11">&lt;/workflow-app&gt;</text:p>
      <text:p text:style-name="P11">The name attribute in the fork node is the name of the workflow fork node. The start attribute in the path elements in the fork node indicate the name of the workflow node that will be part of the concurrent execution paths.</text:p>
      <text:p text:style-name="P11"/>
      <text:p text:style-name="P11">The name attribute in the join node is the name of the workflow join node. The to attribute in the join node indicates the name of the workflow node that will executed after all concurrent execution paths of the corresponding fork arrive to the join node.</text:p>
      <text:p text:style-name="P11"/>
      <text:p text:style-name="P12"><text:soft-page-break/>Example:</text:p>
      <text:p text:style-name="P11"/>
      <text:p text:style-name="P11">&lt;workflow-app name="sample-wf" xmlns="uri:oozie:workflow:0.1"&gt;</text:p>
      <text:p text:style-name="P11"><text:s text:c="4"/>...</text:p>
      <text:p text:style-name="P11"><text:s text:c="4"/>&lt;fork name="forking"&gt;</text:p>
      <text:p text:style-name="P11"><text:s text:c="8"/>&lt;path start="firstparalleljob"/&gt;</text:p>
      <text:p text:style-name="P11"><text:s text:c="8"/>&lt;path start="secondparalleljob"/&gt;</text:p>
      <text:p text:style-name="P11"><text:s text:c="4"/>&lt;/fork&gt;</text:p>
      <text:p text:style-name="P11"><text:s text:c="4"/>&lt;action name="firstparallejob"&gt;</text:p>
      <text:p text:style-name="P11"><text:s text:c="8"/>&lt;map-reduce&gt;</text:p>
      <text:p text:style-name="P11"><text:s text:c="12"/>&lt;job-tracker&gt;foo:8021&lt;/job-tracker&gt;</text:p>
      <text:p text:style-name="P11"><text:s text:c="12"/>&lt;name-node&gt;bar:8020&lt;/name-node&gt;</text:p>
      <text:p text:style-name="P11"><text:s text:c="12"/>&lt;job-xml&gt;job1.xml&lt;/job-xml&gt;</text:p>
      <text:p text:style-name="P11"><text:s text:c="8"/>&lt;/map-reduce&gt;</text:p>
      <text:p text:style-name="P11"><text:s text:c="8"/>&lt;ok to="joining"/&gt;</text:p>
      <text:p text:style-name="P11"><text:s text:c="8"/>&lt;error to="kill"/&gt;</text:p>
      <text:p text:style-name="P11"><text:s text:c="4"/>&lt;/action&gt;</text:p>
      <text:p text:style-name="P11"><text:s text:c="4"/>&lt;action name="secondparalleljob"&gt;</text:p>
      <text:p text:style-name="P11"><text:s text:c="8"/>&lt;map-reduce&gt;</text:p>
      <text:p text:style-name="P11"><text:s text:c="12"/>&lt;job-tracker&gt;foo:8021&lt;/job-tracker&gt;</text:p>
      <text:p text:style-name="P11"><text:s text:c="12"/>&lt;name-node&gt;bar:8020&lt;/name-node&gt;</text:p>
      <text:p text:style-name="P11"><text:s text:c="12"/>&lt;job-xml&gt;job2.xml&lt;/job-xml&gt;</text:p>
      <text:p text:style-name="P11"><text:s text:c="8"/>&lt;/map-reduce&gt;</text:p>
      <text:p text:style-name="P11"><text:s text:c="8"/>&lt;ok to="joining"/&gt;</text:p>
      <text:p text:style-name="P11"><text:s text:c="8"/>&lt;error to="kill"/&gt;</text:p>
      <text:p text:style-name="P11"><text:s text:c="4"/>&lt;/action&gt;</text:p>
      <text:p text:style-name="P11"><text:s text:c="4"/>&lt;join name="joining" to="nextaction"/&gt;</text:p>
      <text:p text:style-name="P11"><text:s text:c="4"/>...</text:p>
      <text:p text:style-name="P11">&lt;/workflow-app&gt;</text:p>
      <text:p text:style-name="P11"/>
      <text:p text:style-name="P11"/>
      <text:p text:style-name="P11">By default, Oozie performs some validation that any forking in a workflow is valid and won't lead to any incorrect behavior or instability. However, if Oozie is preventing a workflow from being submitted and you are very certain that it should work, you can disable forkjoin validation so that Oozie will accept the workflow. To disable this validation just for a specific workflow, simply set oozie.wf.validate.ForkJoin to false in the job.properties file. To disable this validation for all workflows, simply set =oozie.validate.ForkJoin= to false in the oozie-site.xml file. Disabling this validation is determined by the AND of both of these properties, so it will be disabled if either or both are set to false and only enabled if both are set to true (or not specified).</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13:32:47.007022514</meta:creation-date>
    <dc:date>2014-07-20T14:43:42.709431337</dc:date>
    <meta:editing-duration>PT2H2M16S</meta:editing-duration>
    <meta:editing-cycles>5</meta:editing-cycles>
    <meta:generator>LibreOffice/4.2.3.3$Linux_x86 LibreOffice_project/420m0$Build-3</meta:generator>
    <meta:document-statistic meta:table-count="0" meta:image-count="0" meta:object-count="0" meta:page-count="5" meta:paragraph-count="157" meta:word-count="1037" meta:character-count="7926" meta:non-whitespace-character-count="6475"/>
  </office:meta>
</office:document-meta>
</file>